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01cm"/>
    </style:style>
    <style:style style:name="Tabla1.E" style:family="table-column">
      <style:table-column-properties style:column-width="2.496cm"/>
    </style:style>
    <style:style style:name="Tabla1.F" style:family="table-column">
      <style:table-column-properties style:column-width="2.101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394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2" style:family="table-row">
      <style:table-row-properties style:min-row-height="0.616cm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2cm"/>
    </style:style>
    <style:style style:name="Tabla2.B" style:family="table-column">
      <style:table-column-properties style:column-width="1.704cm"/>
    </style:style>
    <style:style style:name="Tabla2.C" style:family="table-column">
      <style:table-column-properties style:column-width="1.901cm"/>
    </style:style>
    <style:style style:name="Tabla2.E" style:family="table-column">
      <style:table-column-properties style:column-width="2.496cm"/>
    </style:style>
    <style:style style:name="Tabla2.F" style:family="table-column">
      <style:table-column-properties style:column-width="2.101cm"/>
    </style:style>
    <style:style style:name="Tabla2.G" style:family="table-column">
      <style:table-column-properties style:column-width="2.298cm"/>
    </style:style>
    <style:style style:name="Tabla2.H" style:family="table-column">
      <style:table-column-properties style:column-width="2.394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16e0da" officeooo:paragraph-rsid="0016e0da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65ad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a5e4b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1154e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13d985" officeooo:paragraph-rsid="0031154e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1154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1154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1154e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31154e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paragraph-rsid="0031154e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31154e"/>
    </style:style>
    <style:style style:name="P13" style:family="paragraph" style:parent-style-name="Standard">
      <style:text-properties style:font-name="LegacySanITCBoo" fo:font-size="10pt" fo:font-weight="bold" officeooo:rsid="000e8713" officeooo:paragraph-rsid="0031154e" style:font-weight-asian="bold" style:font-weight-complex="bold"/>
    </style:style>
    <style:style style:name="P14" style:family="paragraph" style:parent-style-name="Title">
      <style:text-properties style:text-underline-style="none" officeooo:rsid="00339cd3" officeooo:paragraph-rsid="00339cd3"/>
    </style:style>
    <style:style style:name="T1" style:family="text">
      <style:text-properties fo:font-size="10pt" fo:font-weight="bold" officeooo:rsid="002fa57f" style:font-size-asian="10pt" style:font-weight-asian="bold" style:font-size-complex="10pt" style:font-weight-complex="bold"/>
    </style:style>
    <style:style style:name="T2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3" style:family="text">
      <style:text-properties style:font-name="LegacySanITCBoo" fo:font-size="9pt" fo:font-weight="bold" officeooo:rsid="0013d985" style:font-size-asian="9pt" style:font-weight-asian="bold" style:font-size-complex="9pt" style:font-weight-complex="bold"/>
    </style:style>
    <style:style style:name="T4" style:family="text">
      <style:text-properties style:font-name="LegacySanITCBoo" fo:font-size="9pt" fo:font-weight="bold" officeooo:rsid="00173df1" style:font-size-asian="9pt" style:font-weight-asian="bold" style:font-size-complex="9pt" style:font-weight-complex="bold"/>
    </style:style>
    <style:style style:name="T5" style:family="text">
      <style:text-properties style:font-name="LegacySanITCBoo" fo:font-size="9pt" fo:font-weight="bold" officeooo:rsid="0015488e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">#foreach($usuari in ${dades.keySet()})</text:text-input></text:p>
      <text:p text:style-name="P14">$usuari.nom - $usuari.codi</text:p>
      <text:p text:style-name="P5"/>
      <text:p text:style-name="P6">Notificacions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1">Data</text:p>
          </table:table-cell>
          <table:table-cell table:style-name="Tabla1.B1" office:value-type="string">
            <text:p text:style-name="P12"><text:span text:style-name="T2">Nombre </text:span><text:span text:style-name="T3"><text:s/>total</text:span></text:p>
          </table:table-cell>
          <table:table-cell table:style-name="Tabla1.C1" office:value-type="string">
            <text:p text:style-name="P12"><text:span text:style-name="T2">Nombre </text:span><text:span text:style-name="T3"><text:s/>correctes</text:span></text:p>
          </table:table-cell>
          <table:table-cell table:style-name="Tabla1.D1" office:value-type="string">
            <text:p text:style-name="P12"><text:span text:style-name="T2">Nombre </text:span><text:span text:style-name="T3">amb error</text:span></text:p>
          </table:table-cell>
          <table:table-cell table:style-name="Tabla1.E1" office:value-type="string">
            <text:p text:style-name="P12"><text:span text:style-name="T2">Nombre </text:span><text:span text:style-name="T3">de procediment comú</text:span></text:p>
          </table:table-cell>
          <table:table-cell table:style-name="Tabla1.F1" office:value-type="string">
            <text:p text:style-name="P12"><text:span text:style-name="T2">Nombre </text:span><text:span text:style-name="T3"><text:s/></text:span><text:span text:style-name="T4">amb grup</text:span></text:p>
          </table:table-cell>
          <table:table-cell table:style-name="Tabla1.G1" office:value-type="string">
            <text:p text:style-name="P12"><text:span text:style-name="T2">Nombre </text:span><text:span text:style-name="T5">amb</text:span><text:span text:style-name="T3"> origen api</text:span></text:p>
          </table:table-cell>
          <table:table-cell table:style-name="Tabla1.H1" office:value-type="string">
            <text:p text:style-name="P12"><text:span text:style-name="T2">Nombre </text:span><text:span text:style-name="T5">amb</text:span><text:span text:style-name="T3"> origen web</text:span></text:p>
          </table:table-cell>
        </table:table-row>
        <table:table-row table:style-name="Tabla1.2">
          <table:table-cell table:style-name="Tabla1.A2" office:value-type="string">
            <text:p text:style-name="P7"><text:text-input text:description="">@before-row#foreach($historic in ${dades.get($usuari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1.B2" office:value-type="string">
            <text:p text:style-name="P7"><text:text-input text:description="">$historic.numNotTotal</text:text-input></text:p>
          </table:table-cell>
          <table:table-cell table:style-name="Tabla1.C2" office:value-type="string">
            <text:p text:style-name="P8"><text:text-input text:description="">$historic.numNotCorrectes</text:text-input></text:p>
          </table:table-cell>
          <table:table-cell table:style-name="Tabla1.D2" office:value-type="string">
            <text:p text:style-name="P9"><text:text-input text:description="">$historic.numNotAmbError</text:text-input></text:p>
          </table:table-cell>
          <table:table-cell table:style-name="Tabla1.E2" office:value-type="string">
            <text:p text:style-name="P7"><text:text-input text:description="">$historic.numNotProcedimentComu</text:text-input></text:p>
          </table:table-cell>
          <table:table-cell table:style-name="Tabla1.F2" office:value-type="string">
            <text:p text:style-name="P7"><text:text-input text:description="">$historic.numNotAmbGrup</text:text-input></text:p>
          </table:table-cell>
          <table:table-cell table:style-name="Tabla1.G2" office:value-type="string">
            <text:p text:style-name="P7"><text:text-input text:description="">$historic.numNotOrigenApi</text:text-input></text:p>
          </table:table-cell>
          <table:table-cell table:style-name="Tabla1.H2" office:value-type="string">
            <text:p text:style-name="P7"><text:text-input text:description="">$historic.numNotOrigenWeb</text:text-input></text:p>
          </table:table-cell>
        </table:table-row>
      </table:table>
      <text:p text:style-name="P5"/>
      <text:p text:style-name="P6">Comunicacions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>Data</text:p>
          </table:table-cell>
          <table:table-cell table:style-name="Tabla2.B1" office:value-type="string">
            <text:p text:style-name="P12"><text:span text:style-name="T2">Nombre </text:span><text:span text:style-name="T3"><text:s/>total</text:span></text:p>
          </table:table-cell>
          <table:table-cell table:style-name="Tabla2.C1" office:value-type="string">
            <text:p text:style-name="P12"><text:span text:style-name="T2">Nombre </text:span><text:span text:style-name="T3"><text:s/>correctes</text:span></text:p>
          </table:table-cell>
          <table:table-cell table:style-name="Tabla2.D1" office:value-type="string">
            <text:p text:style-name="P12"><text:span text:style-name="T2">Nombre </text:span><text:span text:style-name="T3">amb error</text:span></text:p>
          </table:table-cell>
          <table:table-cell table:style-name="Tabla2.E1" office:value-type="string">
            <text:p text:style-name="P12"><text:span text:style-name="T2">Nombre </text:span><text:span text:style-name="T3">de procediment comú</text:span></text:p>
          </table:table-cell>
          <table:table-cell table:style-name="Tabla2.F1" office:value-type="string">
            <text:p text:style-name="P12"><text:span text:style-name="T2">Nombre </text:span><text:span text:style-name="T3"><text:s/></text:span><text:span text:style-name="T4">amb grup</text:span></text:p>
          </table:table-cell>
          <table:table-cell table:style-name="Tabla2.G1" office:value-type="string">
            <text:p text:style-name="P12"><text:span text:style-name="T2">Nombre </text:span><text:span text:style-name="T5">amb</text:span><text:span text:style-name="T3"> origen api</text:span></text:p>
          </table:table-cell>
          <table:table-cell table:style-name="Tabla2.H1" office:value-type="string">
            <text:p text:style-name="P12"><text:span text:style-name="T2">Nombre </text:span><text:span text:style-name="T5">amb</text:span><text:span text:style-name="T3"> origen web</text:span></text:p>
          </table:table-cell>
        </table:table-row>
        <table:table-row table:style-name="Tabla2.2">
          <table:table-cell table:style-name="Tabla2.A2" office:value-type="string">
            <text:p text:style-name="P7"><text:text-input text:description="">@before-row#foreach($historic in ${dades.get($usuari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la2.B2" office:value-type="string">
            <text:p text:style-name="P7"><text:text-input text:description="">$historic.numComTotal</text:text-input></text:p>
          </table:table-cell>
          <table:table-cell table:style-name="Tabla2.C2" office:value-type="string">
            <text:p text:style-name="P8"><text:text-input text:description="">$historic.numComCorrectes</text:text-input></text:p>
          </table:table-cell>
          <table:table-cell table:style-name="Tabla2.D2" office:value-type="string">
            <text:p text:style-name="P9"><text:text-input text:description="">$historic.numComAmbError</text:text-input></text:p>
          </table:table-cell>
          <table:table-cell table:style-name="Tabla2.E2" office:value-type="string">
            <text:p text:style-name="P7"><text:text-input text:description="">$historic.numComProcedimentComu</text:text-input></text:p>
          </table:table-cell>
          <table:table-cell table:style-name="Tabla2.F2" office:value-type="string">
            <text:p text:style-name="P7"><text:text-input text:description="">$historic.numComAmbGrup</text:text-input></text:p>
          </table:table-cell>
          <table:table-cell table:style-name="Tabla2.G2" office:value-type="string">
            <text:p text:style-name="P7"><text:text-input text:description="">$historic.numComOrigenApi</text:text-input></text:p>
          </table:table-cell>
          <table:table-cell table:style-name="Tabla2.H2" office:value-type="string">
            <text:p text:style-name="P7"><text:text-input text:description="">$historic.numComOrigenWeb</text:text-input></text:p>
          </table:table-cell>
        </table:table-row>
      </table:table>
      <text:p text:style-name="P10"><text:span text:style-name="T1"><text:text-input text:description=""/></text:span><text:span text:style-name="T1"><text:text-input text:description="">#end</text:text-input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16e0da" officeooo:paragraph-rsid="0016e0d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HISTÒRIC D’EXPEDIENTS PER USUARIS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21:40.490207551</meta:creation-date>
    <meta:generator>LibreOffice/6.4.6.2$Linux_X86_64 LibreOffice_project/40$Build-2</meta:generator>
    <meta:editing-duration>PT1H27M21S</meta:editing-duration>
    <meta:editing-cycles>26</meta:editing-cycles>
    <dc:date>2020-12-04T09:13:01.466186806</dc:date>
    <meta:document-statistic meta:table-count="2" meta:image-count="1" meta:object-count="0" meta:page-count="1" meta:paragraph-count="40" meta:word-count="132" meta:character-count="1034" meta:non-whitespace-character-count="983"/>
  </office:meta>
</office:document-meta>
</file>